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text-properties style:text-underline-style="solid" style:text-underline-width="auto" style:text-underline-color="font-color"/>
    </style:style>
    <style:style style:name="P2" style:family="paragraph" style:parent-style-name="Text_20_body">
      <style:text-properties fo:font-size="12pt" fo:font-weight="bold" style:font-size-asian="12pt" style:font-weight-asian="bold" style:font-size-complex="12pt" style:font-weight-complex="bold"/>
    </style:style>
    <style:style style:name="P3" style:family="paragraph" style:parent-style-name="Text_20_body">
      <style:text-properties fo:font-size="12pt" fo:font-weight="normal" style:font-size-asian="12pt" style:font-weight-asian="normal" style:font-size-complex="12pt" style:font-weight-complex="normal"/>
    </style:style>
    <style:style style:name="P4" style:family="paragraph" style:parent-style-name="Text_20_body" style:list-style-name="L1">
      <style:text-properties fo:font-size="12pt" fo:font-weight="normal" style:font-size-asian="12pt" style:font-weight-asian="normal" style:font-size-complex="12pt" style:font-weight-complex="normal"/>
    </style:style>
    <style:style style:name="P5" style:family="paragraph" style:parent-style-name="Text_20_body" style:list-style-name="L1">
      <style:text-properties fo:font-weight="normal" style:font-weight-asian="normal" style:font-weight-complex="normal"/>
    </style:style>
    <style:style style:name="T1" style:family="text">
      <style:text-properties fo:font-size="12pt" style:font-size-asian="12pt" style:font-size-complex="12pt"/>
    </style:style>
    <style:style style:name="T2" style:family="text">
      <style:text-properties fo:font-size="12pt" style:text-underline-style="none"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odelado de dominio</text:h>
      <text:p text:style-name="P2">Cuestiones claves al hacer un modelo de dominio</text:p>
      <text:list xml:id="list6779546505923336404" text:style-name="L1">
        <text:list-item>
          <text:p text:style-name="P5"><text:span text:style-name="T1">Entenderse con los clientes/expertos, que conocen el dominio mejor que el desarrollador, para armar el modelo representando exactamente la funcionalidad que se quiere lograr con el </text:span><text:span text:style-name="T2">producto.</text:span></text:p>
        </text:list-item>
        <text:list-item>
          <text:p text:style-name="P4">Obtener feedback por parte del cliente/experto a lo largo de todo el desarrollo.</text:p>
        </text:list-item>
        <text:list-item>
          <text:p text:style-name="P4">El constante refinamiento del modelo de dominio fuerza al desarrollador a aprender los importantes principios del negocio al que está haciendo soporte, en vez de solo producir las funciones mecanicamente.</text:p>
        </text:list-item>
      </text:list>
      <text:p text:style-name="P3"/>
      <text:p text:style-name="P3">Estas cuestiones claramente no se relacionan con el lenguaje de programación escogido. Si tienen que ver con la metodologia utilizada ya que por ejemplo en un metodo de desarrollo en cascada, el desarrollador no tendrá feedback del cliente una vez que este le indique toda la funcionalidad que el quiere sin conocer los problemas futuros y a las consecuentes decisiones a las que se enfrentará el desarrolla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 Merlo</meta:initial-creator>
    <meta:creation-date>2012-09-08T23:34:26.64</meta:creation-date>
    <dc:date>2012-09-09T20:39:16.09</dc:date>
    <dc:creator>Alejandro Merlo</dc:creator>
    <meta:editing-duration>PT1H58M35S</meta:editing-duration>
    <meta:editing-cycles>5</meta:editing-cycles>
    <meta:generator>OpenOffice.org/3.4$Win32 OpenOffice.org_project/340m1$Build-9590</meta:generator>
    <meta:document-statistic meta:table-count="0" meta:image-count="0" meta:object-count="0" meta:page-count="1" meta:paragraph-count="6" meta:word-count="151" meta:character-count="954"/>
  </office:meta>
</office:document-meta>
</file>